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12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verage runtime</text:p>
          </table:table-cell>
          <table:table-cell office:value-type="string" calcext:value-type="string">
            <text:p>Percentage acceleration</text:p>
          </table:table-cell>
          <table:table-cell office:value-type="string" calcext:value-type="string">
            <text:p>Runtime data</text:p>
          </table:table-cell>
          <table:table-cell/>
        </table:table-row>
        <table:table-row table:style-name="ro1">
          <table:table-cell office:value-type="string" calcext:value-type="string">
            <text:p>BeforeOptimisation</text:p>
          </table:table-cell>
          <table:table-cell table:formula="of:=AVERAGE([.E2:.E6])" office:value-type="float" office:value="1.0223664" calcext:value-type="float">
            <text:p>1.0223664</text:p>
          </table:table-cell>
          <table:table-cell/>
          <table:table-cell office:value-type="string" calcext:value-type="string">
            <text:p>BeforeOptimisation</text:p>
          </table:table-cell>
          <table:table-cell office:value-type="float" office:value="1.108477" calcext:value-type="float">
            <text:p>1.108477</text:p>
          </table:table-cell>
        </table:table-row>
        <table:table-row table:style-name="ro1">
          <table:table-cell office:value-type="string" calcext:value-type="string">
            <text:p>VectorInstructionsOptimisation</text:p>
          </table:table-cell>
          <table:table-cell table:formula="of:=AVERAGE([.E7:.E11])" office:value-type="float" office:value="1.0071754" calcext:value-type="float">
            <text:p>1.0071754</text:p>
          </table:table-cell>
          <table:table-cell table:formula="of:=(1 - [.B3]/[.B2]) * 100" office:value-type="float" office:value="1.48586651517498" calcext:value-type="float">
            <text:p>1.48586651517498</text:p>
          </table:table-cell>
          <table:table-cell/>
          <table:table-cell office:value-type="float" office:value="1.020763" calcext:value-type="float">
            <text:p>1.020763</text:p>
          </table:table-cell>
        </table:table-row>
        <table:table-row table:style-name="ro1">
          <table:table-cell office:value-type="string" calcext:value-type="string">
            <text:p>FindBucketOptimised</text:p>
          </table:table-cell>
          <table:table-cell table:formula="of:=AVERAGE([.E12:.E16])" office:value-type="float" office:value="0.8510366" calcext:value-type="float">
            <text:p>0.8510366</text:p>
          </table:table-cell>
          <table:table-cell table:formula="of:=(1 - [.B4]/[.B3]) * 100" office:value-type="float" office:value="15.5026423401525" calcext:value-type="float">
            <text:p>15.5026423401525</text:p>
          </table:table-cell>
          <table:table-cell/>
          <table:table-cell office:value-type="float" office:value="0.992816" calcext:value-type="float">
            <text:p>0.992816</text:p>
          </table:table-cell>
        </table:table-row>
        <table:table-row table:style-name="ro1">
          <table:table-cell office:value-type="string" calcext:value-type="string">
            <text:p>StandartComparatorOptimised</text:p>
          </table:table-cell>
          <table:table-cell table:formula="of:=AVERAGE([.E17:.E21])" office:value-type="float" office:value="0.5281352" calcext:value-type="float">
            <text:p>0.5281352</text:p>
          </table:table-cell>
          <table:table-cell table:formula="of:=(1 - [.B5]/[.B4]) * 100" office:value-type="float" office:value="37.9421284584" calcext:value-type="float">
            <text:p>37.9421284584</text:p>
          </table:table-cell>
          <table:table-cell/>
          <table:table-cell office:value-type="float" office:value="0.982315" calcext:value-type="float">
            <text:p>0.982315</text:p>
          </table:table-cell>
        </table:table-row>
        <table:table-row table:style-name="ro1">
          <table:table-cell office:value-type="string" calcext:value-type="string">
            <text:p>ComparatorInligned</text:p>
          </table:table-cell>
          <table:table-cell table:formula="of:=AVERAGE([.E22:.E26])" office:value-type="float" office:value="0.4290328" calcext:value-type="float">
            <text:p>0.4290328</text:p>
          </table:table-cell>
          <table:table-cell table:formula="of:=(1 - [.B6]/[.B5]) * 100" office:value-type="float" office:value="18.7645890673449" calcext:value-type="float">
            <text:p>18.7645890673449</text:p>
          </table:table-cell>
          <table:table-cell/>
          <table:table-cell office:value-type="float" office:value="1.007461" calcext:value-type="float">
            <text:p>1.007461</text:p>
          </table:table-cell>
        </table:table-row>
        <table:table-row table:style-name="ro1">
          <table:table-cell office:value-type="string" calcext:value-type="string">
            <text:p>CountPolynomialHashOptimised</text:p>
          </table:table-cell>
          <table:table-cell table:formula="of:=AVERAGE([.E27:.E31])" office:value-type="float" office:value="0.3381752" calcext:value-type="float">
            <text:p>0.3381752</text:p>
          </table:table-cell>
          <table:table-cell table:formula="of:=(1 - [.B7]/[.B6]) * 100" office:value-type="float" office:value="21.1773085880613" calcext:value-type="float">
            <text:p>21.1773085880613</text:p>
          </table:table-cell>
          <table:table-cell office:value-type="string" calcext:value-type="string">
            <text:p>VectorInstructionsOptimisation</text:p>
          </table:table-cell>
          <table:table-cell office:value-type="float" office:value="1.015992" calcext:value-type="float">
            <text:p>1.015992</text:p>
          </table:table-cell>
        </table:table-row>
        <table:table-row table:style-name="ro1">
          <table:table-cell office:value-type="string" calcext:value-type="string">
            <text:p>FindHashTableOptimised</text:p>
          </table:table-cell>
          <table:table-cell table:formula="of:=AVERAGE([.E32:.E36])" office:value-type="float" office:value="0.3367566" calcext:value-type="float">
            <text:p>0.3367566</text:p>
          </table:table-cell>
          <table:table-cell table:formula="of:=(1 - [.B8]/[.B7]) * 100" office:value-type="float" office:value="0.419486703933347" calcext:value-type="float">
            <text:p>0.419486703933347</text:p>
          </table:table-cell>
          <table:table-cell/>
          <table:table-cell office:value-type="float" office:value="1.005174" calcext:value-type="float">
            <text:p>1.005174</text:p>
          </table:table-cell>
        </table:table-row>
        <table:table-row table:style-name="ro1">
          <table:table-cell table:number-columns-repeated="4"/>
          <table:table-cell office:value-type="float" office:value="1.005569" calcext:value-type="float">
            <text:p>1.005569</text:p>
          </table:table-cell>
        </table:table-row>
        <table:table-row table:style-name="ro1">
          <table:table-cell table:number-columns-repeated="4"/>
          <table:table-cell office:value-type="float" office:value="0.999442" calcext:value-type="float">
            <text:p>0.999442</text:p>
          </table:table-cell>
        </table:table-row>
        <table:table-row table:style-name="ro1">
          <table:table-cell office:value-type="string" calcext:value-type="string">
            <text:p>Final acceleration</text:p>
          </table:table-cell>
          <table:table-cell table:formula="of:=(1 - [.B8]/[.B2]) * 100" office:value-type="float" office:value="67.0610653871254" calcext:value-type="float">
            <text:p>67.0610653871254</text:p>
          </table:table-cell>
          <table:table-cell table:number-columns-repeated="2"/>
          <table:table-cell office:value-type="float" office:value="1.0097" calcext:value-type="float">
            <text:p>1.00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ndBucketOptimised</text:p>
          </table:table-cell>
          <table:table-cell office:value-type="float" office:value="0.863027" calcext:value-type="float">
            <text:p>0.863027</text:p>
          </table:table-cell>
        </table:table-row>
        <table:table-row table:style-name="ro1">
          <table:table-cell table:number-columns-repeated="4"/>
          <table:table-cell office:value-type="float" office:value="0.846733" calcext:value-type="float">
            <text:p>0.846733</text:p>
          </table:table-cell>
        </table:table-row>
        <table:table-row table:style-name="ro1">
          <table:table-cell table:number-columns-repeated="4"/>
          <table:table-cell office:value-type="float" office:value="0.851374" calcext:value-type="float">
            <text:p>0.851374</text:p>
          </table:table-cell>
        </table:table-row>
        <table:table-row table:style-name="ro1">
          <table:table-cell table:number-columns-repeated="4"/>
          <table:table-cell office:value-type="float" office:value="0.850174" calcext:value-type="float">
            <text:p>0.850174</text:p>
          </table:table-cell>
        </table:table-row>
        <table:table-row table:style-name="ro1">
          <table:table-cell table:number-columns-repeated="4"/>
          <table:table-cell office:value-type="float" office:value="0.843875" calcext:value-type="float">
            <text:p>0.8438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tComparatorOptimised</text:p>
          </table:table-cell>
          <table:table-cell office:value-type="float" office:value="0.518602" calcext:value-type="float">
            <text:p>0.518602</text:p>
          </table:table-cell>
        </table:table-row>
        <table:table-row table:style-name="ro1">
          <table:table-cell table:number-columns-repeated="4"/>
          <table:table-cell office:value-type="float" office:value="0.537773" calcext:value-type="float">
            <text:p>0.537773</text:p>
          </table:table-cell>
        </table:table-row>
        <table:table-row table:style-name="ro1">
          <table:table-cell table:number-columns-repeated="4"/>
          <table:table-cell office:value-type="float" office:value="0.528131" calcext:value-type="float">
            <text:p>0.528131</text:p>
          </table:table-cell>
        </table:table-row>
        <table:table-row table:style-name="ro1">
          <table:table-cell table:number-columns-repeated="4"/>
          <table:table-cell office:value-type="float" office:value="0.52762" calcext:value-type="float">
            <text:p>0.52762</text:p>
          </table:table-cell>
        </table:table-row>
        <table:table-row table:style-name="ro1">
          <table:table-cell table:number-columns-repeated="4"/>
          <table:table-cell office:value-type="float" office:value="0.52855" calcext:value-type="float">
            <text:p>0.528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aratorInligned</text:p>
          </table:table-cell>
          <table:table-cell office:value-type="float" office:value="0.426279" calcext:value-type="float">
            <text:p>0.426279</text:p>
          </table:table-cell>
        </table:table-row>
        <table:table-row table:style-name="ro1">
          <table:table-cell table:number-columns-repeated="4"/>
          <table:table-cell office:value-type="float" office:value="0.429494" calcext:value-type="float">
            <text:p>0.429494</text:p>
          </table:table-cell>
        </table:table-row>
        <table:table-row table:style-name="ro1">
          <table:table-cell table:number-columns-repeated="4"/>
          <table:table-cell office:value-type="float" office:value="0.42454" calcext:value-type="float">
            <text:p>0.42454</text:p>
          </table:table-cell>
        </table:table-row>
        <table:table-row table:style-name="ro1">
          <table:table-cell table:number-columns-repeated="4"/>
          <table:table-cell office:value-type="float" office:value="0.420549" calcext:value-type="float">
            <text:p>0.420549</text:p>
          </table:table-cell>
        </table:table-row>
        <table:table-row table:style-name="ro1">
          <table:table-cell table:number-columns-repeated="4"/>
          <table:table-cell office:value-type="float" office:value="0.444302" calcext:value-type="float">
            <text:p>0.4443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untPolynomialHashOptimised</text:p>
          </table:table-cell>
          <table:table-cell office:value-type="float" office:value="0.32551" calcext:value-type="float">
            <text:p>0.32551</text:p>
          </table:table-cell>
        </table:table-row>
        <table:table-row table:style-name="ro1">
          <table:table-cell table:number-columns-repeated="4"/>
          <table:table-cell office:value-type="float" office:value="0.326727" calcext:value-type="float">
            <text:p>0.326727</text:p>
          </table:table-cell>
        </table:table-row>
        <table:table-row table:style-name="ro1">
          <table:table-cell table:number-columns-repeated="4"/>
          <table:table-cell office:value-type="float" office:value="0.348007" calcext:value-type="float">
            <text:p>0.348007</text:p>
          </table:table-cell>
        </table:table-row>
        <table:table-row table:style-name="ro1">
          <table:table-cell table:number-columns-repeated="4"/>
          <table:table-cell office:value-type="float" office:value="0.334317" calcext:value-type="float">
            <text:p>0.334317</text:p>
          </table:table-cell>
        </table:table-row>
        <table:table-row table:style-name="ro1">
          <table:table-cell table:number-columns-repeated="4"/>
          <table:table-cell office:value-type="float" office:value="0.356315" calcext:value-type="float">
            <text:p>0.3563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ndHashTableOptimised</text:p>
          </table:table-cell>
          <table:table-cell office:value-type="float" office:value="0.333089" calcext:value-type="float">
            <text:p>0.333089</text:p>
          </table:table-cell>
        </table:table-row>
        <table:table-row table:style-name="ro1">
          <table:table-cell table:number-columns-repeated="4"/>
          <table:table-cell office:value-type="float" office:value="0.334503" calcext:value-type="float">
            <text:p>0.334503</text:p>
          </table:table-cell>
        </table:table-row>
        <table:table-row table:style-name="ro1">
          <table:table-cell table:number-columns-repeated="4"/>
          <table:table-cell office:value-type="float" office:value="0.34215" calcext:value-type="float">
            <text:p>0.34215</text:p>
          </table:table-cell>
        </table:table-row>
        <table:table-row table:style-name="ro1">
          <table:table-cell table:number-columns-repeated="4"/>
          <table:table-cell office:value-type="float" office:value="0.337843" calcext:value-type="float">
            <text:p>0.337843</text:p>
          </table:table-cell>
        </table:table-row>
        <table:table-row table:style-name="ro1">
          <table:table-cell table:number-columns-repeated="4"/>
          <table:table-cell office:value-type="float" office:value="0.336198" calcext:value-type="float">
            <text:p>0.336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00:08:22.849786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5.2$Linux_X86_64 LibreOffice_project/00$Build-2</meta:generator>
    <dc:date>2021-04-21T00:28:33.390485388</dc:date>
    <meta:editing-duration>PT2H47M11S</meta:editing-duration>
    <meta:editing-cycles>6</meta:editing-cycles>
    <meta:document-statistic meta:table-count="1" meta:cell-count="67" meta:object-count="0"/>
  </office:meta>
</office:document-meta>
</file>